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idnightblue-title">
      <style:graphic-properties fo:min-height="3.506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outline1">
      <style:graphic-properties fo:min-height="11.929cm"/>
    </style:style>
    <style:style style:name="pr5" style:family="presentation" style:parent-style-name="midnightblue-title">
      <style:graphic-properties fo:min-height="2.413cm"/>
    </style:style>
    <style:style style:name="pr6" style:family="presentation" style:parent-style-name="midnightblue-outline1">
      <style:graphic-properties fo:min-height="13.75cm"/>
    </style:style>
    <style:style style:name="pr7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T1" style:family="text">
      <style:text-properties style:text-position="-33% 58%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-33% 58%" fo:font-weight="normal" style:font-weight-asian="normal" style:font-weight-complex="normal"/>
    </style:style>
    <style:style style:name="T4" style:family="text">
      <style:text-properties style:text-position="0% 100%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draw:frame presentation:style-name="pr1" draw:layer="layout" svg:width="26cm" svg:height="2.663cm" svg:x="1cm" svg:y="0.837cm" presentation:class="title">
          <draw:text-box>
            <text:p>Concurrent and Distributed Devices (CDD101)</text:p>
          </draw:text-box>
        </draw:frame>
        <draw:frame presentation:style-name="pr2" draw:text-style-name="P1" draw:layer="layout" svg:width="26cm" svg:height="14cm" svg:x="1cm" svg:y="5.5cm" presentation:class="subtitle">
          <draw:text-box>
            <text:p>Dr. Joseph Kehoe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draw:frame presentation:style-name="pr1" draw:layer="layout" svg:width="26cm" svg:height="2.663cm" svg:x="1cm" svg:y="0.837cm" presentation:class="title">
          <draw:text-box>
            <text:p>Performance Theor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atency</text:p>
                <text:list>
                  <text:list-item>
                    <text:p>Total time it takes to compute a single result</text:p>
                  </text:list-item>
                  <text:list-item>
                    <text:p>Measured in units of time</text:p>
                  </text:list-item>
                </text:list>
              </text:list-item>
              <text:list-item>
                <text:p>Throughput</text:p>
                <text:list>
                  <text:list-item>
                    <text:p>The rate at which a series of results can be computed</text:p>
                  </text:list-item>
                  <text:list-item>
                    <text:p>Measured in units of work per unit time</text:p>
                  </text:list-item>
                </text:list>
              </text:list-item>
              <text:list-item>
                <text:p>Power Consumption</text:p>
                <text:list>
                  <text:list-item>
                    <text:p>The amount of power required to performa computation</text:p>
                  </text:list-item>
                  <text:list-item>
                    <text:p>Measured in Work per power un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draw:frame presentation:style-name="pr5" draw:layer="layout" svg:width="26cm" svg:height="2.663cm" svg:x="1cm" svg:y="0.837cm" presentation:class="title">
          <draw:text-box>
            <text:p>Speedup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Compares latency in solving an indentical problem on one hardware unit versus P hardware units</text:p>
                <text:list>
                  <text:list-item>
                    <text:p>Sp=T1/Tp</text:p>
                  </text:list-item>
                </text:list>
              </text:list-item>
              <text:list-item>
                <text:p>Absolute Speedup</text:p>
                <text:list>
                  <text:list-item>
                    <text:p>Sequential Algorithm Time used for T1</text:p>
                  </text:list-item>
                </text:list>
              </text:list-item>
              <text:list-item>
                <text:p>Relative Speedup</text:p>
                <text:list>
                  <text:list-item>
                    <text:p>Parallel algorithm used for T1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draw:frame presentation:style-name="pr5" draw:layer="layout" svg:width="26cm" svg:height="2.663cm" svg:x="1cm" svg:y="0.837cm" presentation:class="title" presentation:user-transformed="true">
          <draw:text-box>
            <text:p>Efficiency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item>
                <text:p>Speedup divided bu number of workers</text:p>
                <text:list>
                  <text:list-item>
                    <text:p>Sp/P</text:p>
                  </text:list-item>
                  <text:list-item>
                    <text:p>T1/P*Tp</text:p>
                  </text:list-item>
                </text:list>
              </text:list-item>
              <text:list-item>
                <text:p>Ideal efficiency is 1</text:p>
                <text:list>
                  <text:list-item>
                    <text:p>100% efficienc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draw:frame presentation:style-name="pr5" draw:layer="layout" svg:width="26cm" svg:height="2.663cm" svg:x="1cm" svg:y="0.837cm" presentation:class="title">
          <draw:text-box>
            <text:p>Superlinear Speedup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item>
                <text:p>Parallel Algorithm makes better use of cache</text:p>
              </text:list-item>
              <text:list-item>
                <text:p>Parallel Algorithm is better</text:p>
              </text:list-item>
              <text:list-item>
                <text:p>Parallel Algorithm with multiple threads uses cache better than single parallel algorithm execu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draw:frame presentation:style-name="pr5" draw:layer="layout" svg:width="26cm" svg:height="2.663cm" svg:x="1cm" svg:y="0.837cm" presentation:class="title">
          <draw:text-box>
            <text:p>Amdahl’s Law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Work is of two types</text:p>
                <text:list>
                  <text:list-item>
                    <text:p>Serial Work</text:p>
                    <text:list>
                      <text:list-item>
                        <text:p>Cannot be parallelised</text:p>
                      </text:list-item>
                    </text:list>
                  </text:list-item>
                  <text:list-item>
                    <text:p>Parallel Work</text:p>
                    <text:list>
                      <text:list-item>
                        <text:p>Can be done in parallel</text:p>
                      </text:list-item>
                    </text:list>
                  </text:list-item>
                </text:list>
              </text:list-item>
              <text:list-item>
                <text:p>T1=Work<text:span text:style-name="T1">serial</text:span> + Work<text:span text:style-name="T1">parallel</text:span></text:p>
              </text:list-item>
              <text:list-item>
                <text:p>Tp&gt;=Work<text:span text:style-name="T1">serial</text:span>+Work<text:span text:style-name="T1">parallel</text:span>/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draw:frame presentation:style-name="pr5" draw:layer="layout" svg:width="26cm" svg:height="2.663cm" svg:x="1cm" svg:y="0.837cm" presentation:class="title">
          <draw:text-box>
            <text:p>Amdahl’s Law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If f is the fraction of the total work that is serial then (1-f) is the fraction that is parallel</text:p>
                <text:list>
                  <text:list-item>
                    <text:p>W<text:span text:style-name="T1">serial</text:span>=fT1</text:p>
                  </text:list-item>
                  <text:list-item>
                    <text:p>W<text:span text:style-name="T1">parallel</text:span>=(1-f)T1</text:p>
                  </text:list-item>
                </text:list>
              </text:list-item>
              <text:list-item>
                <text:p>Sp&lt;= 1/ [f+(1-f)/p]</text:p>
              </text:list-item>
              <text:list-item>
                <text:p>As P -&gt; infinity</text:p>
                <text:list>
                  <text:list-item>
                    <text:p>Seedup<text:span text:style-name="T1">inf</text:span>&lt;= 1/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draw:frame presentation:style-name="pr5" draw:layer="layout" svg:width="26cm" svg:height="2.663cm" svg:x="1cm" svg:y="0.837cm" presentation:class="title">
          <draw:text-box>
            <text:p>Gustafson-Barsis’ Law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Amdahl’s Law viewed program size as fixed and the processor count as variable</text:p>
                <text:list>
                  <text:list-item>
                    <text:p>But program size can increase as processor count increases</text:p>
                  </text:list-item>
                </text:list>
              </text:list-item>
              <text:list-item>
                <text:p>Sometimes the serial part remains constant as the program size increases</text:p>
                <text:list>
                  <text:list-item>
                    <text:p>Thus allowing for greater speedu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draw:frame presentation:style-name="pr5" draw:layer="layout" svg:width="26cm" svg:height="2.663cm" svg:x="1cm" svg:y="0.837cm" presentation:class="title">
          <draw:text-box>
            <text:p>Work-Span Model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item>
                <text:p>Tasks form an acyclic graph</text:p>
                <text:list>
                  <text:list-item>
                    <text:p>Ignores communication and memory access costs</text:p>
                  </text:list-item>
                  <text:list-item>
                    <text:p>Assmes task scheduling is greedy</text:p>
                  </text:list-item>
                </text:list>
              </text:list-item>
              <text:list-item>
                <text:p>T<text:span text:style-name="T1">1</text:span>: time required for serial version of algorithm to run</text:p>
                <text:list>
                  <text:list-item>
                    <text:p>Known as Work</text:p>
                  </text:list-item>
                </text:list>
              </text:list-item>
              <text:list-item>
                <text:p>T<text:span text:style-name="T1">inf</text:span>: time required for algorithm to run on ideal computer with infinite processors</text:p>
                <text:list>
                  <text:list-item>
                    <text:p>Known as Spa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draw:frame presentation:style-name="pr5" draw:layer="layout" svg:width="26cm" svg:height="2.663cm" svg:x="1cm" svg:y="0.837cm" presentation:class="title">
          <draw:text-box>
            <text:p>Work-Span Model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Span is equivalent to the length of the critical path </text:p>
                <text:list>
                  <text:list-item>
                    <text:p>Aka depth, step complexity</text:p>
                  </text:list-item>
                </text:list>
              </text:list-item>
              <text:list-item>
                <text:p>Superlinear speedup is impossible in the Work-Span Model</text:p>
                <text:list>
                  <text:list-item>
                    <text:p>Sp=T<text:span text:style-name="T1">1</text:span>/Tp</text:p>
                  </text:list-item>
                  <text:list-item>
                    <text:p><text:span text:style-name="T2">T</text:span><text:span text:style-name="T3">1</text:span><text:span text:style-name="T2">/Tp&lt;=T</text:span><text:span text:style-name="T3">1</text:span><text:span text:style-name="T2">/(T</text:span><text:span text:style-name="T3">1</text:span><text:span text:style-name="T2">/P) = P</text:span></text:p>
                  </text:list-item>
                  <text:list-item>
                    <text:p>Therefore Sp&lt;=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draw:frame presentation:style-name="pr5" draw:layer="layout" svg:width="26cm" svg:height="2.663cm" svg:x="1cm" svg:y="0.837cm" presentation:class="title">
          <draw:text-box>
            <text:p>Work-Span Model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item>
                <text:p>Adding new processors never slows down an algorithm</text:p>
                <text:list>
                  <text:list-item>
                    <text:p>Assuming greedy scheduling</text:p>
                  </text:list-item>
                  <text:list-item>
                    <text:p><text:span text:style-name="T2">Sp=T</text:span><text:span text:style-name="T3">1</text:span><text:span text:style-name="T2">/Tp &lt;=T</text:span><text:span text:style-name="T3">1</text:span><text:span text:style-name="T2">/T</text:span><text:span text:style-name="T3">inf</text:span></text:p>
                  </text:list-item>
                </text:list>
              </text:list-item>
              <text:list-item>
                <text:p><text:span text:style-name="T4">Brent’s Lemma</text:span></text:p>
                <text:list>
                  <text:list-item>
                    <text:p><text:span text:style-name="T4">Tp &lt;= (T</text:span><text:span text:style-name="T3">1</text:span><text:span text:style-name="T4">-T</text:span><text:span text:style-name="T3">inf</text:span><text:span text:style-name="T4">)/P + T</text:span><text:span text:style-name="T3">inf</text:span><text:span text:style-name="T4"> if T</text:span><text:span text:style-name="T3">inf</text:span><text:span text:style-name="T4"> &lt;&lt; T</text:span><text:span text:style-name="T3">1</text:span></text:p>
                  </text:list-item>
                </text:list>
              </text:list-item>
              <text:list-item>
                <text:p><text:span text:style-name="T4">When working on parallelism focus on the span</text:span></text:p>
              </text:list-item>
              <text:list-item>
                <text:p><text:span text:style-name="T4">Increase work only if it decreases the span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3T08:51:55.786948882</meta:creation-date>
    <dc:date>2017-11-07T12:17:06.708463639</dc:date>
    <meta:editing-duration>PT2H27M49S</meta:editing-duration>
    <meta:editing-cycles>13</meta:editing-cycles>
    <meta:generator>LibreOffice/5.1.6.2$Linux_X86_64 LibreOffice_project/10m0$Build-2</meta:generator>
    <meta:document-statistic meta:object-count="79"/>
  </office:meta>
</office:document-meta>
</file>